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8a37" officeooo:paragraph-rsid="00008a37"/>
    </style:style>
    <style:style style:name="P2" style:family="paragraph" style:parent-style-name="Standard">
      <style:text-properties officeooo:rsid="0001dfbe" officeooo:paragraph-rsid="0001dfbe"/>
    </style:style>
    <style:style style:name="P3" style:family="paragraph" style:parent-style-name="Standard">
      <style:text-properties officeooo:rsid="00046244" officeooo:paragraph-rsid="00046244"/>
    </style:style>
    <style:style style:name="P4" style:family="paragraph" style:parent-style-name="Standard">
      <style:text-properties officeooo:rsid="00046244" officeooo:paragraph-rsid="001100b0"/>
    </style:style>
    <style:style style:name="P5" style:family="paragraph" style:parent-style-name="Standard">
      <style:text-properties officeooo:rsid="000da5d4" officeooo:paragraph-rsid="000da5d4"/>
    </style:style>
    <style:style style:name="P6" style:family="paragraph" style:parent-style-name="Standard">
      <style:text-properties officeooo:rsid="000da5d4" officeooo:paragraph-rsid="0019d0be"/>
    </style:style>
    <style:style style:name="P7" style:family="paragraph" style:parent-style-name="Standard">
      <style:text-properties officeooo:rsid="000e717f" officeooo:paragraph-rsid="000e717f"/>
    </style:style>
    <style:style style:name="P8" style:family="paragraph" style:parent-style-name="Standard">
      <style:text-properties officeooo:rsid="000e717f" officeooo:paragraph-rsid="0019d0be"/>
    </style:style>
    <style:style style:name="P9" style:family="paragraph" style:parent-style-name="Standard">
      <style:text-properties officeooo:rsid="0012f0b3" officeooo:paragraph-rsid="0012f0b3"/>
    </style:style>
    <style:style style:name="P10" style:family="paragraph" style:parent-style-name="Standard">
      <style:text-properties officeooo:rsid="001906ed" officeooo:paragraph-rsid="001906ed"/>
    </style:style>
    <style:style style:name="P11" style:family="paragraph" style:parent-style-name="Standard">
      <style:text-properties style:text-underline-style="none" officeooo:rsid="001906ed" officeooo:paragraph-rsid="001906ed"/>
    </style:style>
    <style:style style:name="P12" style:family="paragraph" style:parent-style-name="Standard">
      <style:text-properties style:text-underline-style="none" officeooo:rsid="0023b34a" officeooo:paragraph-rsid="0023b34a" fo:background-color="transparent"/>
    </style:style>
    <style:style style:name="P13" style:family="paragraph" style:parent-style-name="Standard">
      <style:text-properties officeooo:rsid="00008a37" officeooo:paragraph-rsid="001cf6cc" fo:background-color="#66ffff"/>
    </style:style>
    <style:style style:name="P14" style:family="paragraph" style:parent-style-name="Standard">
      <style:text-properties officeooo:rsid="00008a37" officeooo:paragraph-rsid="00008a37" fo:background-color="#66ffff"/>
    </style:style>
    <style:style style:name="P15" style:family="paragraph" style:parent-style-name="Standard">
      <style:text-properties officeooo:rsid="00046244" officeooo:paragraph-rsid="00046244" fo:background-color="#66ffff"/>
    </style:style>
    <style:style style:name="P16" style:family="paragraph" style:parent-style-name="Standard">
      <style:text-properties officeooo:rsid="002e0c88" officeooo:paragraph-rsid="003850e9" fo:background-color="#66ffff"/>
    </style:style>
    <style:style style:name="P17" style:family="paragraph" style:parent-style-name="Standard">
      <style:text-properties officeooo:rsid="0023b34a" officeooo:paragraph-rsid="0023b34a"/>
    </style:style>
    <style:style style:name="P18" style:family="paragraph" style:parent-style-name="Standard">
      <style:text-properties officeooo:rsid="00039e4f" officeooo:paragraph-rsid="00039e4f" fo:background-color="#ffff00"/>
    </style:style>
    <style:style style:name="P19" style:family="paragraph" style:parent-style-name="Standard">
      <style:text-properties officeooo:rsid="0012f0b3" officeooo:paragraph-rsid="0012f0b3" fo:background-color="#ffff00"/>
    </style:style>
    <style:style style:name="P20" style:family="paragraph" style:parent-style-name="Standard">
      <style:text-properties officeooo:rsid="002705d5" officeooo:paragraph-rsid="002705d5" fo:background-color="#ffff00"/>
    </style:style>
    <style:style style:name="P21" style:family="paragraph" style:parent-style-name="Standard">
      <style:text-properties officeooo:rsid="00272d82" officeooo:paragraph-rsid="00272d82" fo:background-color="#ffff00"/>
    </style:style>
    <style:style style:name="P22" style:family="paragraph" style:parent-style-name="Standard">
      <style:text-properties fo:color="#0000cc" officeooo:rsid="0023b34a" officeooo:paragraph-rsid="0023b34a"/>
    </style:style>
    <style:style style:name="P23" style:family="paragraph" style:parent-style-name="Standard">
      <style:text-properties fo:color="#800000" officeooo:rsid="0023b34a" officeooo:paragraph-rsid="0023b34a"/>
    </style:style>
    <style:style style:name="P24" style:family="paragraph" style:parent-style-name="Standard">
      <style:text-properties fo:color="#990000" officeooo:rsid="0020f0c7" officeooo:paragraph-rsid="001100b0"/>
    </style:style>
    <style:style style:name="P25" style:family="paragraph" style:parent-style-name="Standard">
      <style:text-properties officeooo:rsid="0001dfbe" officeooo:paragraph-rsid="001cf6cc" fo:background-color="#66ffff"/>
    </style:style>
    <style:style style:name="P26" style:family="paragraph" style:parent-style-name="Standard">
      <style:text-properties officeooo:rsid="003b0e7e" officeooo:paragraph-rsid="003b0e7e"/>
    </style:style>
    <style:style style:name="P27" style:family="paragraph" style:parent-style-name="Standard">
      <style:text-properties officeooo:rsid="0012f0b3" officeooo:paragraph-rsid="0012f0b3" fo:background-color="#ffff00"/>
    </style:style>
    <style:style style:name="P28" style:family="paragraph" style:parent-style-name="Standard">
      <style:text-properties officeooo:rsid="003b0e7e" officeooo:paragraph-rsid="003b0e7e" fo:background-color="#ffff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4e746"/>
    </style:style>
    <style:style style:name="T3" style:family="text">
      <style:text-properties style:text-underline-style="solid" style:text-underline-width="auto" style:text-underline-color="font-color" officeooo:rsid="001fc14f"/>
    </style:style>
    <style:style style:name="T4" style:family="text">
      <style:text-properties style:text-underline-style="solid" style:text-underline-width="auto" style:text-underline-color="font-color" officeooo:rsid="00046244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1dfbe"/>
    </style:style>
    <style:style style:name="T7" style:family="text">
      <style:text-properties officeooo:rsid="0001dfbe"/>
    </style:style>
    <style:style style:name="T8" style:family="text">
      <style:text-properties officeooo:rsid="000458e7"/>
    </style:style>
    <style:style style:name="T9" style:family="text">
      <style:text-properties officeooo:rsid="0005f61c"/>
    </style:style>
    <style:style style:name="T10" style:family="text">
      <style:text-properties officeooo:rsid="001100b0"/>
    </style:style>
    <style:style style:name="T11" style:family="text">
      <style:text-properties fo:color="#33ff99" officeooo:rsid="001100b0"/>
    </style:style>
    <style:style style:name="T12" style:family="text">
      <style:text-properties fo:color="#33ff99" officeooo:rsid="0015cfed"/>
    </style:style>
    <style:style style:name="T13" style:family="text">
      <style:text-properties fo:color="#33ff99" officeooo:rsid="0015d868"/>
    </style:style>
    <style:style style:name="T14" style:family="text">
      <style:text-properties fo:color="#33ff99" officeooo:rsid="00179fb7"/>
    </style:style>
    <style:style style:name="T15" style:family="text">
      <style:text-properties style:use-window-font-color="true" style:text-underline-style="solid" style:text-underline-width="auto" style:text-underline-color="font-color"/>
    </style:style>
    <style:style style:name="T16" style:family="text">
      <style:text-properties style:use-window-font-color="true" style:text-underline-style="solid" style:text-underline-width="auto" style:text-underline-color="font-color" officeooo:rsid="000458e7"/>
    </style:style>
    <style:style style:name="T17" style:family="text">
      <style:text-properties style:use-window-font-color="true" style:text-underline-style="solid" style:text-underline-width="auto" style:text-underline-color="font-color" officeooo:rsid="002bce1b"/>
    </style:style>
    <style:style style:name="T18" style:family="text">
      <style:text-properties style:use-window-font-color="true" officeooo:rsid="0015cfed"/>
    </style:style>
    <style:style style:name="T19" style:family="text">
      <style:text-properties style:use-window-font-color="true" officeooo:rsid="001100b0"/>
    </style:style>
    <style:style style:name="T20" style:family="text">
      <style:text-properties style:use-window-font-color="true" style:text-underline-style="none" officeooo:rsid="0001dfbe"/>
    </style:style>
    <style:style style:name="T21" style:family="text">
      <style:text-properties style:use-window-font-color="true" officeooo:rsid="00179fb7"/>
    </style:style>
    <style:style style:name="T22" style:family="text">
      <style:text-properties style:use-window-font-color="true" officeooo:rsid="0015d868"/>
    </style:style>
    <style:style style:name="T23" style:family="text">
      <style:text-properties officeooo:rsid="0014e746"/>
    </style:style>
    <style:style style:name="T24" style:family="text">
      <style:text-properties fo:color="#9999ff" style:text-underline-style="none" officeooo:rsid="0001dfbe"/>
    </style:style>
    <style:style style:name="T25" style:family="text">
      <style:text-properties fo:color="#800000"/>
    </style:style>
    <style:style style:name="T26" style:family="text">
      <style:text-properties fo:color="#800000" officeooo:rsid="001100b0"/>
    </style:style>
    <style:style style:name="T27" style:family="text">
      <style:text-properties fo:color="#0000cc"/>
    </style:style>
    <style:style style:name="T28" style:family="text">
      <style:text-properties fo:color="#0000cc" officeooo:rsid="0015cfed"/>
    </style:style>
    <style:style style:name="T29" style:family="text">
      <style:text-properties fo:color="#0000cc" officeooo:rsid="0015d868"/>
    </style:style>
    <style:style style:name="T30" style:family="text">
      <style:text-properties fo:color="#0000cc" style:text-underline-style="solid" style:text-underline-width="auto" style:text-underline-color="font-color" fo:font-weight="normal" officeooo:rsid="0001dfbe" style:font-weight-asian="normal" style:font-weight-complex="normal"/>
    </style:style>
    <style:style style:name="T31" style:family="text">
      <style:text-properties fo:color="#0000cc" officeooo:rsid="001100b0"/>
    </style:style>
    <style:style style:name="T32" style:family="text">
      <style:text-properties fo:color="#0000cc" officeooo:rsid="00179fb7"/>
    </style:style>
    <style:style style:name="T33" style:family="text">
      <style:text-properties fo:color="#0000cc" officeooo:rsid="000458e7"/>
    </style:style>
    <style:style style:name="T34" style:family="text">
      <style:text-properties fo:color="#0000cc" officeooo:rsid="0020f0c7"/>
    </style:style>
    <style:style style:name="T35" style:family="text">
      <style:text-properties fo:color="#0000cc" officeooo:rsid="003b0e7e"/>
    </style:style>
    <style:style style:name="T36" style:family="text">
      <style:text-properties fo:color="#0000cc" fo:background-color="#66ffff" loext:char-shading-value="0"/>
    </style:style>
    <style:style style:name="T37" style:family="text">
      <style:text-properties fo:color="#0000cc" officeooo:rsid="0020f0c7" fo:background-color="#66ffff" loext:char-shading-value="0"/>
    </style:style>
    <style:style style:name="T38" style:family="text">
      <style:text-properties fo:color="#990000" officeooo:rsid="001100b0"/>
    </style:style>
    <style:style style:name="T39" style:family="text">
      <style:text-properties fo:color="#990000" style:text-underline-style="none" officeooo:rsid="0015df1c"/>
    </style:style>
    <style:style style:name="T40" style:family="text">
      <style:text-properties fo:color="#990000" style:text-underline-style="none" officeooo:rsid="0020f0c7"/>
    </style:style>
    <style:style style:name="T41" style:family="text">
      <style:text-properties fo:color="#990000" officeooo:rsid="00179fb7"/>
    </style:style>
    <style:style style:name="T42" style:family="text">
      <style:text-properties fo:color="#990000" officeooo:rsid="0019d0be"/>
    </style:style>
    <style:style style:name="T43" style:family="text">
      <style:text-properties fo:color="#990000" officeooo:rsid="0020f0c7"/>
    </style:style>
    <style:style style:name="T44" style:family="text">
      <style:text-properties fo:color="#006600"/>
    </style:style>
    <style:style style:name="T45" style:family="text">
      <style:text-properties fo:color="#006600" style:text-underline-style="solid" style:text-underline-width="auto" style:text-underline-color="font-color" officeooo:rsid="0001dfbe"/>
    </style:style>
    <style:style style:name="T46" style:family="text">
      <style:text-properties fo:color="#006600" style:text-underline-style="solid" style:text-underline-width="auto" style:text-underline-color="font-color" officeooo:rsid="000458e7"/>
    </style:style>
    <style:style style:name="T47" style:family="text">
      <style:text-properties fo:color="#006600" style:text-underline-style="solid" style:text-underline-width="auto" style:text-underline-color="font-color" officeooo:rsid="002b0382"/>
    </style:style>
    <style:style style:name="T48" style:family="text">
      <style:text-properties fo:color="#006600" style:text-underline-style="none" officeooo:rsid="0001dfbe"/>
    </style:style>
    <style:style style:name="T49" style:family="text">
      <style:text-properties fo:color="#006600" officeooo:rsid="0001dfbe"/>
    </style:style>
    <style:style style:name="T50" style:family="text">
      <style:text-properties officeooo:rsid="0020f0c7"/>
    </style:style>
    <style:style style:name="T51" style:family="text">
      <style:text-properties officeooo:rsid="0028e6de"/>
    </style:style>
    <style:style style:name="T52" style:family="text">
      <style:text-properties officeooo:rsid="002af9bd"/>
    </style:style>
    <style:style style:name="T53" style:family="text">
      <style:text-properties officeooo:rsid="00046244"/>
    </style:style>
    <style:style style:name="T54" style:family="text">
      <style:text-properties officeooo:rsid="003554a6"/>
    </style:style>
    <style:style style:name="T55" style:family="text">
      <style:text-properties officeooo:rsid="003b0e7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CADASTRO</text:span>(<text:span text:style-name="T1">cpf,</text:span><text:span text:style-name="T5"> </text:span><text:span text:style-name="T6">d</text:span>ataNascimento, <text:span text:style-name="T5">e-mail</text:span>, senha, nome, pais, estado, cidade, bairro, rua, numero, complemento<text:span text:style-name="T50">)</text:span></text:p>
      <text:p text:style-name="P1"/>
      <text:p text:style-name="P3">RESERVA(<text:span text:style-name="T1">codigo</text:span>, data, status, tipo, <text:span text:style-name="T28">numQuarto</text:span><text:span text:style-name="T18">,</text:span><text:span text:style-name="T12"> </text:span><text:span text:style-name="T29">notaFiscalDespesa</text:span><text:span text:style-name="T34">)</text:span></text:p>
      <text:p text:style-name="P3"/>
      <text:p text:style-name="P3">CHECK-IN(<text:span text:style-name="T1">id</text:span>, dataMarcada, horaMarcada, status, observação, <text:span text:style-name="T31">cpfHospedeCadastrado</text:span><text:span text:style-name="T10">, </text:span><text:span text:style-name="T26">data</text:span><text:span text:style-name="T19">, </text:span><text:span text:style-name="T38">hora</text:span><text:span text:style-name="T43">)</text:span></text:p>
      <text:p text:style-name="P3"/>
      <text:p text:style-name="P4">CHECK-<text:span text:style-name="T9">OUT(</text:span><text:span text:style-name="T1">id</text:span>, dataMarcada, horaMarcada, status, observação, <text:span text:style-name="T31">cpfHospedeCadastrado</text:span><text:span text:style-name="T10">, </text:span><text:span text:style-name="T38">data</text:span><text:span text:style-name="T19">,</text:span><text:span text:style-name="T11"> </text:span><text:span text:style-name="T38">hora</text:span><text:span text:style-name="T43">)</text:span></text:p>
      <text:p text:style-name="P24"/>
      <text:p text:style-name="P16">TIPO_QUARTO(<text:span text:style-name="T4">tipo</text:span><text:span text:style-name="T53">, descricao</text:span>)</text:p>
      <text:p text:style-name="P16"/>
      <text:p text:style-name="P15">QUARTO(<text:span text:style-name="T1">numero</text:span>, <text:span text:style-name="T54">tipo, </text:span>valorDiaria, status<text:span text:style-name="T50">)<text:tab/></text:span></text:p>
      <text:p text:style-name="P3"/>
      <text:p text:style-name="P3">DESPESA(<text:span text:style-name="T1">notaFiscal</text:span>, data, valor, status<text:span text:style-name="T50">)</text:span></text:p>
      <text:p text:style-name="P1"/>
      <text:p text:style-name="P13"><text:span text:style-name="T7">HOSPEDE</text:span>(<text:span text:style-name="T45">id</text:span><text:span text:style-name="T20">,</text:span><text:span text:style-name="T48"> </text:span><text:span text:style-name="T30">cpfCadastrado</text:span><text:span text:style-name="T7">, motivoViagem, localOrigem, localDestino,</text:span><text:span text:style-name="T24"> </text:span><text:span text:style-name="T39">numQuarto</text:span><text:span text:style-name="T40">)</text:span></text:p>
      <text:p text:style-name="P18">VERIFICAR SE É NECESSÁRIO UMA CHAVE SUBSTITUTA PARA A ENTIDADE HÓSPEDE</text:p>
      <text:p text:style-name="P19">PROBLEMA DE UNICIDADE DA CHAVE PRIMÁRIA</text:p>
      <text:p text:style-name="P20">saber se cpfCadadastrado pode ser uma chave primária também</text:p>
      <text:p text:style-name="P20"/>
      <text:p text:style-name="P21"><text:span text:style-name="T55">opção: </text:span>adicionar uma data de viagem ao hóspede, <text:span text:style-name="T51">para que ela e o cpfCadastrado sejam a chave primária</text:span></text:p>
      <text:p text:style-name="P14"/>
      <text:p text:style-name="P25">H<text:span text:style-name="T52">O</text:span>SPEDE_PRINCIPAL(<text:span text:style-name="T46">id</text:span><text:span text:style-name="T47">Hospede</text:span><text:span text:style-name="T8">, </text:span><text:span text:style-name="T16">cpfCadastrado</text:span><text:span text:style-name="T17">Hospede</text:span><text:span text:style-name="T8">, numAcompanhantes, </text:span><text:span text:style-name="T33">codReserva</text:span><text:span text:style-name="T34">)</text:span></text:p>
      <text:p text:style-name="P25"><text:span text:style-name="T34"/></text:p>
      <text:p text:style-name="P26"><text:span text:style-name="T37">s</text:span><text:span text:style-name="T36">aber se é preciso definir idHospede e cpfCadastradoHospede como chave estrangeira da relação hospede</text:span></text:p>
      <text:p text:style-name="P26"><text:span text:style-name="T36"/></text:p>
      <text:p text:style-name="P5">SERVICO_ACADEMIA(<text:span text:style-name="T15">idServExtra</text:span>, duracaoTreino, tipoTreino, <text:span text:style-name="T29">notaFiscalDespesa</text:span><text:span text:style-name="T22">,</text:span><text:span text:style-name="T13"> </text:span><text:span text:style-name="T32">numQuarto</text:span><text:span text:style-name="T21">,</text:span><text:span text:style-name="T14"> </text:span><text:span text:style-name="T41">data</text:span><text:span text:style-name="T21">,</text:span><text:span text:style-name="T14"> </text:span><text:span text:style-name="T42">hora</text:span><text:span text:style-name="T43">)</text:span></text:p>
      <text:p text:style-name="P5"/>
      <text:p text:style-name="P6">SERVICO_LAVANDERIA(<text:span text:style-name="T1">idServExtra</text:span>, totalPecas, <text:span text:style-name="T29">notaFiscalDespesa</text:span><text:span text:style-name="T22">,</text:span><text:span text:style-name="T13"> </text:span><text:span text:style-name="T32">numQuarto</text:span><text:span text:style-name="T21">,</text:span><text:span text:style-name="T14"> </text:span><text:span text:style-name="T41">data</text:span><text:span text:style-name="T21">,</text:span><text:span text:style-name="T14"> </text:span><text:span text:style-name="T42">hora</text:span><text:span text:style-name="T43">)</text:span></text:p>
      <text:p text:style-name="P5"/>
      <text:p text:style-name="P6">SERVICO_BAR_RESTAURANTE(<text:span text:style-name="T1">idServExtra</text:span>, <text:span text:style-name="T29">notaFiscalDespesa</text:span><text:span text:style-name="T22">,</text:span><text:span text:style-name="T13"> </text:span><text:span text:style-name="T32">numQuarto</text:span><text:span text:style-name="T21">,</text:span><text:span text:style-name="T14"> </text:span><text:span text:style-name="T41">data</text:span><text:span text:style-name="T21">,</text:span><text:span text:style-name="T14"> </text:span><text:span text:style-name="T42">hora</text:span><text:span text:style-name="T43">)</text:span></text:p>
      <text:p text:style-name="P5"/>
      <text:p text:style-name="P8">SERVICO_FRIGOBAR(<text:span text:style-name="T1">idServExtra</text:span>, <text:span text:style-name="T29">notaFiscalDespesa</text:span><text:span text:style-name="T22">,</text:span><text:span text:style-name="T13"> </text:span><text:span text:style-name="T32">numQuarto</text:span><text:span text:style-name="T21">,</text:span><text:span text:style-name="T14"> </text:span><text:span text:style-name="T41">data</text:span><text:span text:style-name="T21">,</text:span><text:span text:style-name="T14"> </text:span><text:span text:style-name="T42">hora</text:span><text:span text:style-name="T43">)</text:span></text:p>
      <text:p text:style-name="P7"/>
      <text:p text:style-name="P27">TEM_RESERVA(<text:span text:style-name="T2">cpfHospede</text:span><text:span text:style-name="T3">Principal</text:span><text:span text:style-name="T23">, </text:span><text:span text:style-name="T2">codReserva</text:span><text:span text:style-name="T23">)</text:span></text:p>
      <text:p text:style-name="P27"/>
      <text:p text:style-name="P28">saber se é preciso colocar o idHospede também na relação</text:p>
      <text:p text:style-name="P9"/>
      <text:p text:style-name="P10">TELEFONE_CADASTRO(<text:span text:style-name="T1">cpfCadastrado</text:span><text:span text:style-name="T5">, </text:span><text:span text:style-name="T1">telefone</text:span><text:span text:style-name="T5">)</text:span></text:p>
      <text:p text:style-name="P11"/>
      <text:p text:style-name="P10"><text:span text:style-name="T5">COMIDA_CONSUMIDA_REST(</text:span><text:span text:style-name="T1">idServExtra</text:span><text:span text:style-name="T5">, </text:span><text:span text:style-name="T1">comidaConsumida</text:span><text:span text:style-name="T5">)</text:span></text:p>
      <text:p text:style-name="P11"/>
      <text:p text:style-name="P10"><text:span text:style-name="T5">BEBIDA_CONSUMIDA_REST(</text:span><text:span text:style-name="T1">idServExtra</text:span><text:span text:style-name="T5">, </text:span><text:span text:style-name="T1">bebidaConsumida</text:span><text:span text:style-name="T5">)</text:span></text:p>
      <text:p text:style-name="P11"/>
      <text:p text:style-name="P10"><text:span text:style-name="T5">OUTRO_PRODUTO_REST(</text:span><text:span text:style-name="T1">idServExtra</text:span><text:span text:style-name="T5">, </text:span><text:span text:style-name="T1">outroProdutoConsumido</text:span><text:span text:style-name="T5">)</text:span></text:p>
      <text:p text:style-name="P11"/>
      <text:p text:style-name="P10"><text:span text:style-name="T5">PRODUTO_FRIGOBAR(</text:span><text:span text:style-name="T1">idServExtra</text:span><text:span text:style-name="T5">, </text:span><text:span text:style-name="T1">produtoConsumido</text:span><text:span text:style-name="T5">)</text:span></text:p>
      <text:p text:style-name="P2"/>
      <text:p text:style-name="P2"><text:soft-page-break/></text:p>
      <text:p text:style-name="P17"><text:span text:style-name="T28">c</text:span><text:span text:style-name="T27">have estrangeira</text:span></text:p>
      <text:p text:style-name="P22"/>
      <text:p text:style-name="P17"><text:span text:style-name="T26">a</text:span><text:span text:style-name="T25">tributo de relacionamento</text:span></text:p>
      <text:p text:style-name="P23"/>
      <text:p text:style-name="P12"><text:span text:style-name="T49">c</text:span><text:span text:style-name="T44">have substitu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17:26:33.790777628</meta:creation-date>
    <dc:date>2017-08-29T09:13:08.664530485</dc:date>
    <meta:editing-duration>PT6H26M21S</meta:editing-duration>
    <meta:editing-cycles>29</meta:editing-cycles>
    <meta:generator>LibreOffice/5.1.6.2$Linux_X86_64 LibreOffice_project/10m0$Build-2</meta:generator>
    <meta:document-statistic meta:table-count="0" meta:image-count="0" meta:object-count="0" meta:page-count="2" meta:paragraph-count="28" meta:word-count="164" meta:character-count="1730" meta:non-whitespace-character-count="1593"/>
  </office:meta>
</office:document-meta>
</file>